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60000019E87610947.png" manifest:media-type="image/png"/>
  <manifest:file-entry manifest:full-path="Pictures/10009CEE0000500B00002AD58A7AC316.svg" manifest:media-type="image/svg+xml"/>
  <manifest:file-entry manifest:full-path="Pictures/10000001000000E7000000F7220D4A84.png" manifest:media-type="image/png"/>
  <manifest:file-entry manifest:full-path="Pictures/100009930000027B0000027B5401CD93.svg" manifest:media-type="image/svg+xml"/>
  <manifest:file-entry manifest:full-path="Pictures/10000001000005DC000000ECB1F90B95.png" manifest:media-type="image/png"/>
  <manifest:file-entry manifest:full-path="Pictures/1000000100000019000000191B33836B.png" manifest:media-type="image/png"/>
  <manifest:file-entry manifest:full-path="Pictures/1000069C00000295000002950B6AADC8.svg" manifest:media-type="image/svg+xml"/>
  <manifest:file-entry manifest:full-path="Pictures/10000001000000180000001893AB780B.png" manifest:media-type="image/png"/>
  <manifest:file-entry manifest:full-path="Pictures/10000001000009EC00000595598A30A0.png" manifest:media-type="image/png"/>
  <manifest:file-entry manifest:full-path="Pictures/10000001000009EC0000059546C14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USE" svg:font-family="SUSE" style:font-adornments="Regular" style:font-pitch="variable"/>
    <style:font-face style:name="SUSE1" svg:font-family="SUSE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f4f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73f4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3ba25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a4d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a489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6da74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openSUSE-title-title">
      <style:graphic-properties draw:textarea-horizontal-align="center" fo:min-height="2.54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draw:textarea-horizontal-align="center" fo:min-height="5.196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auto-grow-height="true" fo:min-height="9.241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draw:textarea-horizontal-align="left"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textarea-horizontal-align="center" draw:auto-grow-height="true"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draw:auto-grow-height="true" fo:min-height="9.133cm" loext:decorative="false"/>
      <style:paragraph-properties style:writing-mode="lr-tb"/>
    </style:style>
    <style:style style:name="pr10" style:family="presentation" style:parent-style-name="openSUSE-title-title">
      <style:graphic-properties draw:textarea-horizontal-align="center" draw:auto-grow-height="true" fo:min-height="1.991cm" loext:decorative="false"/>
      <style:paragraph-properties style:writing-mode="lr-tb"/>
    </style:style>
    <style:style style:name="pr11" style:family="presentation" style:parent-style-name="openSUSE-title-outline1">
      <style:graphic-properties draw:textarea-horizontal-align="left" fo:min-height="4.946cm" loext:decorative="false"/>
      <style:paragraph-properties style:writing-mode="lr-tb"/>
    </style:style>
    <style:style style:name="P1" style:family="paragraph">
      <style:paragraph-properties fo:text-align="center"/>
      <style:text-properties style:font-name="SUSE1"/>
    </style:style>
    <style:style style:name="P2" style:family="paragraph">
      <style:paragraph-properties fo:margin-left="0cm" fo:margin-right="0cm" fo:text-align="center" fo:text-indent="0cm" loext:tab-stop-distance="0cm">
        <style:tab-stops/>
      </style:paragraph-properties>
      <style:text-properties style:font-name="SUSE1"/>
    </style:style>
    <style:style style:name="P3" style:family="paragraph">
      <loext:graphic-properties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ffffff" loext:opacity="100%" style:font-name="SUSE1" fo:font-size="26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.7999992370605pt"/>
    </style:style>
    <style:style style:name="P8" style:family="paragraph">
      <style:text-properties style:font-name="SUSE1"/>
    </style:style>
    <style:style style:name="P9" style:family="paragraph">
      <loext:graphic-properties draw:fill-color="#ffffff"/>
      <style:paragraph-properties fo:margin-top="0cm" fo:margin-bottom="0.102cm" fo:line-height="115%" fo:text-align="start"/>
      <style:text-properties style:font-name="SUSE1" fo:font-size="32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.102cm" fo:line-height="115%" fo:text-align="start"/>
      <style:text-properties style:font-name="SUSE1"/>
    </style:style>
    <style:style style:name="P12" style:family="paragraph">
      <style:text-properties style:font-name="SUSE"/>
    </style:style>
    <style:style style:name="P13" style:family="paragraph">
      <loext:graphic-properties draw:fill-color="#ffffff"/>
      <style:paragraph-properties fo:margin-top="0.102cm" fo:margin-bottom="0cm" fo:line-height="115%" fo:text-align="start"/>
      <style:text-properties style:font-name="SUSE" fo:font-size="32pt"/>
    </style:style>
    <style:style style:name="P14" style:family="paragraph">
      <style:paragraph-properties fo:text-align="start"/>
      <style:text-properties fo:color="#ffffff" loext:opacity="100%" style:font-name="SUSE1"/>
    </style:style>
    <style:style style:name="P15" style:family="paragraph">
      <loext:graphic-properties draw:fill-color="#ffffff"/>
      <style:text-properties fo:font-size="18.7999992370605pt"/>
    </style:style>
    <style:style style:name="P16" style:family="paragraph">
      <loext:graphic-properties draw:fill-color="#ffffff"/>
      <style:paragraph-properties fo:line-height="150%" fo:text-align="start"/>
      <style:text-properties style:font-name="SUSE" fo:font-size="32pt"/>
    </style:style>
    <style:style style:name="T1" style:family="text">
      <style:text-properties fo:color="#ffffff" loext:opacity="100%" fo:font-size="26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text-style-name="P1" draw:layer="layout" svg:width="26.67cm" svg:height="2.54cm" svg:x="0.635cm" svg:y="1.105cm" presentation:class="title" presentation:user-transformed="true">
          <draw:text-box>
            <text:p text:style-name="P1">Title</text:p>
          </draw:text-box>
        </draw:frame>
        <draw:frame presentation:style-name="pr2" draw:text-style-name="P3" draw:layer="layout" svg:width="26.67cm" svg:height="5.196cm" svg:x="0.635cm" svg:y="5.08cm" presentation:class="subtitle" presentation:user-transformed="true">
          <draw:text-box>
            <text:p text:style-name="P2"><text:span text:style-name="T1">Subtitl</text:span><text:span text:style-name="T1">e</text:span></text:p>
          </draw:text-box>
        </draw:frame>
        <draw:frame draw:style-name="gr1" draw:text-style-name="P4" draw:layer="layout" svg:width="10.307cm" svg:height="1.665cm" svg:x="18.993cm" svg:y="14.198cm">
          <draw:text-box>
            <text:p><text:span text:style-name="T2">opensu</text:span><text:span text:style-name="T2">se-</text:span><text:span text:style-name="T2">project</text:span><text:span text:style-name="T2">@open</text:span><text:span text:style-name="T2">suse.or</text:span><text:span text:style-name="T2">g</text:span></text:p>
          </draw:text-box>
        </draw:frame>
        <draw:frame draw:style-name="gr2" draw:text-style-name="P5" draw:layer="layout" svg:width="0.66cm" svg:height="0.66cm" svg:x="18.334cm" svg:y="14.808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5" draw:layer="layout" svg:width="0.634cm" svg:height="0.634cm" svg:x="24.951cm" svg:y="13.963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5" draw:layer="layout" svg:width="0.634cm" svg:height="0.634cm" svg:x="20.359cm" svg:y="13.963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4" draw:layer="layout" svg:width="2.438cm" svg:height="0.958cm" svg:x="25.586cm" svg:y="13.78cm">
          <draw:text-box>
            <text:p><text:span text:style-name="T2">oSC25</text:span></text:p>
          </draw:text-box>
        </draw:frame>
        <draw:frame draw:style-name="gr1" draw:text-style-name="P4" draw:layer="layout" svg:width="3.959cm" svg:height="1.665cm" svg:x="20.993cm" svg:y="13.468cm">
          <draw:text-box>
            <text:p><text:span text:style-name="T2">@openSUSE</text:span></text:p>
          </draw:text-box>
        </draw:frame>
        <draw:frame draw:style-name="gr4" draw:text-style-name="P6" draw:layer="layout" svg:width="9.525cm" svg:height="5.096cm" svg:x="0.635cm" svg:y="10.144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presentation:notes draw:style-name="dp2">
          <draw:page-thumbnail draw:style-name="gr5" draw:layer="layout" svg:width="20.354cm" svg:height="10.476cm" svg:x="0.616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5" draw:text-style-name="P9" draw:layer="layout" svg:width="25.191cm" svg:height="9.241cm" svg:x="1.399cm" svg:y="3.43cm" presentation:class="subtitle" presentation:placeholder="true" presentation:user-transformed="true">
          <draw:text-box/>
        </draw:frame>
        <draw:frame draw:style-name="gr4" draw:text-style-name="P6" draw:layer="layout" svg:width="4.444cm" svg:height="2.378cm" svg:x="0.636cm" svg:y="12.862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draw:frame draw:style-name="gr4" draw:text-style-name="P6" draw:layer="layout" svg:width="14.605cm" svg:height="2.297cm" svg:x="7.98cm" svg:y="12.943cm">
          <draw:image xlink:href="Pictures/10000001000005DC000000ECB1F90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text-style-name="P11" draw:layer="layout" svg:width="25.907cm" svg:height="10.216cm" svg:x="1.398cm" svg:y="2.784cm" presentation:class="outline" presentation:placeholder="true" presentation:user-transformed="true">
          <draw:text-box/>
        </draw:frame>
        <draw:frame presentation:style-name="pr8" draw:text-style-name="P1" draw:layer="layout" svg:width="25.191cm" svg:height="2.629cm" svg:x="1.4cm" svg:y="-0.072cm" presentation:class="title" presentation:placeholder="true" presentation:user-transformed="true">
          <draw:text-box/>
        </draw:frame>
        <draw:frame draw:style-name="gr4" draw:text-style-name="P6" draw:layer="layout" svg:width="4.444cm" svg:height="2.378cm" svg:x="0.636cm" svg:y="12.862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draw:frame draw:style-name="gr4" draw:text-style-name="P6" draw:layer="layout" svg:width="14.605cm" svg:height="2.297cm" svg:x="7.981cm" svg:y="12.944cm">
          <draw:image xlink:href="Pictures/10000001000005DC000000ECB1F90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20.354cm" svg:height="10.476cm" svg:x="0.616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1cm" svg:height="2.629cm" svg:x="1.399cm" svg:y="0.227cm" presentation:class="title" presentation:placeholder="true" presentation:user-transformed="true">
          <draw:text-box/>
        </draw:frame>
        <draw:frame presentation:style-name="pr9" draw:text-style-name="P13" draw:layer="layout" svg:width="25.191cm" svg:height="9.133cm" svg:x="1.399cm" svg:y="3.475cm" presentation:class="subtitle" presentation:placeholder="true" presentation:user-transformed="true">
          <draw:text-box/>
        </draw:frame>
        <draw:frame draw:style-name="gr4" draw:text-style-name="P6" draw:layer="layout" svg:width="4.444cm" svg:height="2.378cm" svg:x="0.636cm" svg:y="12.862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draw:frame draw:style-name="gr4" draw:text-style-name="P6" draw:layer="layout" svg:width="14.605cm" svg:height="2.297cm" svg:x="7.981cm" svg:y="12.944cm">
          <draw:image xlink:href="Pictures/10000001000005DC000000ECB1F90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10" draw:text-style-name="P1" draw:layer="layout" svg:width="22.598cm" svg:height="1.991cm" svg:x="3.428cm" svg:y="0.983cm" presentation:class="title" presentation:placeholder="true" presentation:user-transformed="true">
          <draw:text-box/>
        </draw:frame>
        <draw:frame presentation:style-name="pr11" draw:text-style-name="P14" draw:layer="layout" svg:width="25.4cm" svg:height="8.89cm" svg:x="1.27cm" svg:y="3.81cm" presentation:class="outline" presentation:placeholder="true" presentation:user-transformed="true">
          <draw:text-box/>
        </draw:frame>
        <draw:frame draw:style-name="gr4" draw:text-style-name="P6" draw:layer="layout" svg:width="4.444cm" svg:height="2.378cm" svg:x="0.636cm" svg:y="12.862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draw:frame draw:style-name="gr4" draw:text-style-name="P6" draw:layer="layout" svg:width="14.605cm" svg:height="2.297cm" svg:x="7.981cm" svg:y="12.944cm">
          <draw:image xlink:href="Pictures/10000001000005DC000000ECB1F90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20.354cm" svg:height="10.476cm" svg:x="0.616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9" draw:text-style-name="P16" draw:layer="layout" svg:width="25.191cm" svg:height="9.133cm" svg:x="1.399cm" svg:y="2.54cm" presentation:class="subtitle" presentation:placeholder="true" presentation:user-transformed="true">
          <draw:text-box/>
        </draw:frame>
        <draw:frame draw:style-name="gr4" draw:text-style-name="P6" draw:layer="layout" svg:width="4.444cm" svg:height="2.378cm" svg:x="0.636cm" svg:y="12.862cm">
          <draw:image xlink:href="Pictures/10009CEE0000500B00002AD58A7AC316.svg" xlink:type="simple" xlink:show="embed" xlink:actuate="onLoad" draw:mime-type="image/svg+xml">
            <text:p/>
          </draw:image>
          <draw:image xlink:href="Pictures/10000001000003060000019E87610947.png" xlink:type="simple" xlink:show="embed" xlink:actuate="onLoad" draw:mime-type="image/png"/>
        </draw:frame>
        <draw:frame draw:style-name="gr4" draw:text-style-name="P6" draw:layer="layout" svg:width="14.605cm" svg:height="2.297cm" svg:x="7.981cm" svg:y="12.944cm">
          <draw:image xlink:href="Pictures/10000001000005DC000000ECB1F90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USE" svg:font-family="SUSE" style:font-adornments="Regular" style:font-pitch="variable"/>
    <style:font-face style:name="SUSE1" svg:font-family="SUSE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4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1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7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7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7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88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2.088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56cm" svg:height="6.096cm" svg:x="10.667cm" svg:y="1.777cm" presentation:class="title">
        <draw:text-box>
          <text:p>Click to edit the title text format</text:p>
        </draw:text-box>
      </draw:frame>
      <draw:frame presentation:style-name="Mpr12" draw:layer="backgroundobjects" svg:width="16.256cm" svg:height="5.196cm" svg:x="10.667cm" svg:y="7.87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7cm" svg:y="14.844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2cm" svg:height="1.085cm" svg:x="9.57cm" svg:y="14.844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1cm" svg:height="1.085cm" svg:x="20.067cm" svg:y="14.84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6-05-05T17:39:04.252023059</dc:date>
    <meta:editing-duration>PT14H18M57S</meta:editing-duration>
    <meta:editing-cycles>103</meta:editing-cycles>
    <meta:generator>LibreOffice/25.8.3.2$Linux_X86_64 LibreOffice_project/580$Build-2</meta:generator>
    <meta:document-statistic meta:object-count="80"/>
  </office:meta>
</office:document-meta>
</file>